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1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modesty, modera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5">S. MORAIS,/</text:p>
      <text:p text:style-name="P5">546 N. FIFTH STREET,/</text:p>
      <text:p text:style-name="P5">PHILADELPHIA./</text:p>
      <text:p text:style-name="P5"/>
      <text:p text:style-name="P4">[Front Cover]</text:p>
      <text:p text:style-name="P4">[Note: The number "37" is written in pencil and circled near the top right corner of the page.]</text:p>
      <text:p text:style-name="P5">The virtues of modesty &amp; moderation/</text:p>
      <text:p text:style-name="P5">predicated in the death of Nodab &amp; Abihoo/</text:p>
      <text:p text:style-name="P5">[Hebrew][inserted by author: /]91/</text:p>
      <text:p text:style-name="P5"/>
      <text:p text:style-name="P4">[Page 1]</text:p>
      <text:p text:style-name="P4">Modesty and moderation <text:span text:style-name="T1">are virtues that</text:span><text:span text:style-name="T2"> become/ </text:span><text:span text:style-name="T1">us</text:span><text:span text:style-name="T2"> human beings well, in </text:span><text:span text:style-name="T1">our</text:span><text:span text:style-name="T2"> every stage or condition of life. <text:s/>Their/ possession lends the aged a more venerable appearance./ <text:s/>By the exercise of those virtues the learned gain in influence./ <text:s/>Modesty and moderation add dignity to the judge/ upon the bench. <text:s/>Better than war trophies, they/ win for a conqueror universal applause. <text:s/>And/ in the young; how strikingly they set off the/ comeliness of the person; the endowments of the/ mind. <text:s/>Modesty and moderation--twin virtues--/ born of wisdom and humility, watch over/ our physical and moral health; they awe back/ threatening dangers and beckon near abiding/ tranquillity[sic!]. <text:s/>But when we look for </text:span><text:soft-page-break/><text:span text:style-name="T2">those/ virtues, where are we apt to find them? <text:s/>In places/ which wealth tread upon with haughty steps?/ <text:s/>Too often riches beget vainglory and dissipation./ <text:s/>[Hebrew] <text:s/>The man in affluence, say the/ scriptures, boasts of his large means, as of a fortress/ built for his own </text:span><text:span text:style-name="T1">defence</text:span><text:span text:style-name="T2"> security,and because he cares not/ for public censure, he will defy public opinion and let his appetites go unbridled./</text:span></text:p>
      <text:p text:style-name="P6"/>
      <text:p text:style-name="P6">[Page 2]</text:p>
      <text:p text:style-name="P4"><text:span text:style-name="T2">Will those virtues be met with frequency where/ the sceptre </text:span><text:span text:style-name="T1">bears sway</text:span><text:span text:style-name="T2"> is weilded? <text:s/>Human frailty? <text:s/>Nothing/ seems so calculated to engender pride and extrava-/-gance </text:span><text:span text:style-name="T1">more than</text:span><text:span text:style-name="T2"> as the exercise of temporal authority./ <text:s/>Are we not constantly shown </text:span><text:span text:style-name="T1">how</text:span><text:span text:style-name="T2"> instances of persons who ought/ to have been models of meekness and sobriety, but who grew/ to be overbearing and intemperate, when </text:span><text:span text:style-name="T1">clothed even</text:span><text:span text:style-name="T2"> simply "dressed in a/ </text:span><text:span text:style-name="T1">in small</text:span><text:span text:style-name="T2"> little brief authority"? <text:s/>With the preacher of old,/ each of us, calling experience as a proof, may exclaim/ [Hebrew], in the hall of justice, injustice/ daringly stands forth. <text:s/>No, modesty, which is low-/-liness of mind; moderation, which is a victory over/ self-indulgence, are not the characteristics of opu-/-lence and power. <text:s/>The hovel rather than the mansion/ exhibits them. <text:s/>The man in coarse garments rather/ than he who wears the insignia of high offices./ <text:s/>Individuals credited with the possession of knowledge,/ ought always to </text:span><text:span text:style-name="T1">illustrate</text:span><text:span text:style-name="T2"> exemplify in their conduct those/ essential qualities, for, to learn is to discover our igno-/-rance, and the necessity of guarding against what-/ever may injure our intellect and our character./ <text:s/>But so much of human knowledge is impractical,/</text:span></text:p>
      <text:p text:style-name="P6"/>
      <text:p text:style-name="P6">[Page 3]</text:p>
      <text:p text:style-name="P4"><text:span text:style-name="T2">[?] that not rarely, we will </text:span><text:span text:style-name="T1">see</text:span><text:span text:style-name="T2"> find mental acquirements/ destitute of social requirements, erudtion stalking/ abroad in company with ostentation. <text:s/>To youths/ especially will that airy knowledge </text:span><text:span text:style-name="T1">proves</text:span><text:span text:style-name="T2"> become a/ slippery path, on which they slide down fast/ into shame and misery. <text:s/>Filled with an over-/-weening opinion of their capacities, they will/ scorn the idea of holding a subordinate position./ <text:s/>They wish to begin their career, where their pre-/-decessors ended it, forgetting </text:span><text:span text:style-name="T1">the</text:span><text:span text:style-name="T2"> how very/ slow was their parents' ascent up to the step/ of the ladder which they finally reached. <text:s/>Modesty,/ which would dictate to the children a similar/ course; moderation, which would afford satisfaction/ with a lowly station, as the sure means to a gradual elevation,/ are cast aside, and contrary evil counsels are listened to with/ complacence./</text:span></text:p>
      <text:p text:style-name="P4"><text:span text:style-name="T2">I do not think, that Holy Writ has offered any-/-where a more forcible </text:span><text:span text:style-name="T1">exemplification</text:span><text:span text:style-name="T2"> illustration of God's dis-/-pleasure with the </text:span><text:span text:style-name="T1">conduct</text:span><text:span text:style-name="T2"> demeanour of such youths, as in/ a stirring event recorded in this week's section of/ the Pentateuch./</text:span></text:p>
      <text:p text:style-name="P4"><text:span text:style-name="T2"/></text:p>
      <text:p text:style-name="P4"><text:span text:style-name="T2">[Page 4]</text:span></text:p>
      <text:p text:style-name="P4"><text:span text:style-name="T2">Nadab and </text:span><text:span text:style-name="T1">Abl</text:span><text:span text:style-name="T2"> Abihoo, whose fearful doom turned/ a people's joy into sorrow, may be taken as types/ of a large number, developping[sic!] now into man-/-hood. <text:s/>With an average of knowledge, suffi-/-cient to create ambition, but insufficient to check/ vanity, they hug delusive hopes. <text:s/>They dream/ of bright success, but keep it at a distance by/ their lack of modesty and moderation./</text:span></text:p>
      <text:p text:style-name="P4"><text:span text:style-name="T2">The day had arrived on which the high priest/ was consecrated to the service of the newly erected/ Tabernacle. <text:s/>Gladness sparkled on every coun-/-tenance, when Aaron, crowned with the golden/ mitre, </text:span><text:span text:style-name="T1">accompanied by</text:span><text:span text:style-name="T2"> in unison of sentiments with his prophetic brother, </text:span><text:span text:style-name="T1">and,</text:span><text:span text:style-name="T2">/ faced the Congregation of Israel, </text:span><text:span text:style-name="T1">bestowed upon them pronounced</text:span><text:span text:style-name="T2">/ &amp; </text:span><text:span text:style-name="T1">with</text:span><text:span text:style-name="T2"> uplifting his hands pronounced the threefold blessing. <text:s/>Thril-/-ling was the shout that rent the sky. <text:s/>A whole/ nation triumphed in their Lord. <text:s/>But who are/ they that rush towards the holy of holies? <text:s/>The/ two elder sons of the installed High priest disdained/ to be mere attendants at the altar; aids to the/ Chief minister. <text:s/></text:span><text:span text:style-name="T1">They must</text:span><text:span text:style-name="T2"> Why not show that they also/ are entitled to a share of public veneration;/</text:span></text:p>
      <text:p text:style-name="P4"><text:span text:style-name="T2"/></text:p>
      <text:p text:style-name="P4"><text:span text:style-name="T2">[Page 5]</text:span></text:p>
      <text:p text:style-name="P4"><text:soft-page-break/><text:span text:style-name="T2">that they also enjoy privileges of a first rate order?/ <text:s/></text:span><text:span text:style-name="T1">Now stirred</text:span><text:span text:style-name="T2"> Goaded on by vanity, "Nadab and Abihoo took/ each his censer, put fire therein, set incense thereon,/ and brought before the Lord a strange fire, which/ He had commanded them not." <text:s/>But </text:span><text:span text:style-name="T1">why</text:span><text:span text:style-name="T2"> what/ </text:span><text:span text:style-name="T1">does</text:span><text:span text:style-name="T2"> motive had the Bible </text:span><text:span text:style-name="T1">to</text:span><text:span text:style-name="T2"> in designating the sinners, in the present/ instance, as [Hebrew] "the sons of Aaron"? <text:s/>Because,/ intended by nature and religion as assistants to their/ father in his sacerdotal functions, they dared act as/ his coequals. <text:s/>[Hebrew], write the/ Talmudists. <text:s/>But another reason have/ the Rabbis alleged for </text:span><text:span text:style-name="T1">having</text:span><text:span text:style-name="T2"> the guilty men/ being to particularly named. <text:s/>Because </text:span><text:span text:style-name="T1">their</text:span><text:span text:style-name="T2"> self-/sufficiency prevented their consulting the advice/ of their superiors [Hebrew]. <text:s/>As "sons/ of Aaron," they should have been guided by pater-/-nal example. <text:s/>Their father recognized in Moses/ his spiritual guide, and meekly was he directed/ by the inspired word of the arch prophet. <text:s/>They,/ on the contrary, considered it useless to ask whe-/-ther a voluntary oblation at that time and under/ those circumstances would be reckoned an honor to the Lord./</text:span></text:p>
      <text:p text:style-name="P4"><text:span text:style-name="T2"/></text:p>
      <text:p text:style-name="P4"><text:span text:style-name="T2">[Page 6]</text:span></text:p>
      <text:p text:style-name="P4"><text:span text:style-name="T2">"Surely there can exist no difference between our/ offering and that which our father presented./ <text:s/>We are fully as capable of officiating in the/ Sanctuary. <text:s/>For, have we not also been clothed/ with distinguishing garments?" <text:s/>So may those/ arrogant youths + have argued, and so do others/ contend, who look on modesty as a womanish/ virtue. <text:s/>They cannot see why persons of/ their calibre[sic!] should be subservient and submissive/ to others; why they should acknowledge their superiors,/ when they possess all the qualifications for rising/ and gaining at once the greatest height. <text:s/>And/ because the world will not give them credit for/ that which they have discovered in their own selves,/ therefore they waste their energies in </text:span><text:span text:style-name="T1">indolence</text:span><text:span text:style-name="T2"> baseless projects, and/ not infrequently in wanton follies./</text:span></text:p>
      <text:p text:style-name="P4"><text:span text:style-name="T2">I am not prepared, to accept altogether the </text:span><text:span text:style-name="T1">opinion</text:span><text:span text:style-name="T2"> views/ of some of the Talmudists, in connection with the/ event just narrated, and yet it may have some/ foundation in its close proximity to a divine command-/-ment which follows it immediately./</text:span></text:p>
      <text:p text:style-name="P4"><text:span text:style-name="T2">+ The word "youths," is here used only relatively./</text:span></text:p>
      <text:p text:style-name="P4"><text:span text:style-name="T2"/></text:p>
      <text:p text:style-name="P4"><text:span text:style-name="T2">[Page 7]</text:span></text:p>
      <text:p text:style-name="P4"><text:span text:style-name="T2">Those Sages assert that the sin of Nadab and Abi-/-hoo was the offspring of intemperance. <text:s/>[Inserted above: [Hebrew]] <text:s/>The absence/ of modesty in their character made room for insa-/-tiable ambition, but immoderation led to an act/ of unblushing impiety. <text:s/></text:span><text:span text:style-name="T1">They</text:span><text:span text:style-name="T2"> <text:s/>The Sages illustrate their </text:span><text:span text:style-name="T1">views</text:span><text:span text:style-name="T2"> idea/ by a parable. <text:s/>A king had a servant, on whom he/ relied for the faithful performance of a certain/ work. <text:s/>But one day the royal master saw him stand/ in a particular locality. <text:s/>To the general surprise and/ consternation the king had his servant executed./ <text:s/>Appointing another in his stead, the monarch cautioned the man/ not to visit the spot which his predecessor frequented./ <text:s/>None, </text:span><text:span text:style-name="T1">none</text:span><text:span text:style-name="T2"> knew in what manner the former officer/ had offended the Ruler. <text:s/>But when they heard that/ order, they learned the cause of his displeasure. <text:s/>It is so/ likewise in this case. <text:s/>As we perceive that after the/ fatal occurrence which caused Aaron the poignant grief of berea-/-vement, the injunction was given that his surviving sons,/ as himself, must abstain from wine or strong drink/ before entering the sanctuary, lest they die, we may/ infer that the two, suddenly cut off, had been guilty/ of an offence[sic!] of that nature./</text:span></text:p>
      <text:p text:style-name="P4"><text:span text:style-name="T2"/></text:p>
      <text:p text:style-name="P4"><text:span text:style-name="T2">[Page 8]</text:span></text:p>
      <text:p text:style-name="P4"><text:span text:style-name="T2">Now, it is optional with </text:span><text:span text:style-name="T1">one</text:span><text:span text:style-name="T2"> any one to agree or/ disagree with that Rabbinical reasoning, but the/ lesson which our ancient teachers endeavoured to im-/-part commands itself to our serious consideration./ <text:s/>It points out an error which is on the increase, be-/-cause our children misconstrue the privileges granted/ by this Republic. <text:s/></text:span><text:span text:style-name="T1">As</text:span><text:span text:style-name="T2"> In the same manner as the sons of Aaron regarded/ their father's superior rank as their own by divine/ right, and were led to sin, so young Americans deem/ their country's liberty an inherent right, freeing from/ hard toil and humble </text:span><text:span text:style-name="T1">endeavours</text:span><text:span text:style-name="T2"> exertions. <text:s/>Is not each of them an/ independent sovereign? <text:s/>Does it become a king to/ stoop and work under another's </text:span><text:soft-page-break/><text:span text:style-name="T2">direction? <text:s/></text:span><text:span text:style-name="T1">I need</text:span><text:span text:style-name="T2">/ </text:span><text:span text:style-name="T1">not say even to those who boast of being American</text:span><text:span text:style-name="T2">/ </text:span><text:span text:style-name="T1">born, what is the issue which idleness allied to vanity</text:span><text:span text:style-name="T2">/ </text:span><text:span text:style-name="T1">will bring forth</text:span><text:span text:style-name="T2"> <text:s/>But as surely as Nadab and Abihoo fell/ while attempting to mount high on their father's shoul-/-ders, so will they be dragged down from the lofty/ pedestal, which their overweening brains have raised/ in their conception. <text:s/>Early, a young, early in life/ choose modesty and moderation as counsellors[sic!]. <text:s/>They/ are not noisy. <text:s/>They do not stalk abroad with pomposity./</text:span></text:p>
      <text:p text:style-name="P4"><text:span text:style-name="T2"/></text:p>
      <text:p text:style-name="P4"><text:span text:style-name="T2">[Page 9]</text:span></text:p>
      <text:p text:style-name="P4"><text:span text:style-name="T2">They delight in retiredness, but follow their gentle lead, and you/ will avoid many a stumbling block against which/ pretentious youths constantly strike. <text:s/>Those twin/ virtues will preserve the soundness of your bodies; the/ freshness of your intellects; nay, they will spread/ round your existence a mantle hiding faults, which/ all mortals are liable to commit. <text:s/>For, whereas vanity/ provokes jealousy and insobriety </text:span><text:span text:style-name="T1">excites</text:span><text:span text:style-name="T2"> stirs up strife, modesty/ and moderation silence censure and disarm envy. <text:s/>Hatred/ cannot level its shafts at them, for they seek only peace,/ and walk humbly to secure love. <text:s/>Understand their/ </text:span><text:span text:style-name="T1">so</text:span><text:span text:style-name="T2"> sterling worth, O youths, and be never tempted to/ prefer to it the tinsel wherewith bewitching vice is/ presented. <text:s/>Before God who reckons presumption among/ the seven abominations of His heart, bend to the earth;/ before God who has gifted you with an intelligent soul,/ worship with a mind undimmed by the fumes of/ a brutalizing passion. <text:s/>Before man, whom you must/ join to promote happiness, before the community of/ your brethren, whom you must benefit by example, be/ distinguished for the possession of the two ennobling/ virtues: modesty and moderation./</text:span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2T15:41:13.36</meta:creation-date>
    <dc:date>2012-05-23T12:08:26.75</dc:date>
    <dc:creator>Penn Libraries</dc:creator>
    <meta:editing-duration>PT01H17M3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91" meta:word-count="1893" meta:character-count="12015"/>
  </office:meta>
</office:document-meta>
</file>